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REND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EN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TJEDNI</text:p>
          </table:table-cell>
          <table:table-cell office:value-type="string" calcext:value-type="string">
            <text:p>TM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4.9" calcext:value-type="float">
            <text:p>84,9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3.7" calcext:value-type="float">
            <text:p>83,7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3.7" calcext:value-type="float">
            <text:p>83,7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3.5" calcext:value-type="float">
            <text:p>83,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2.7" calcext:value-type="float">
            <text:p>82,7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1.2" calcext:value-type="float">
            <text:p>81,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0.4" calcext:value-type="float">
            <text:p>80,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END" style:display-name="PageStyle_TRE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8:35</meta:creation-date>
    <dc:date>2022-05-11T17:38:35</dc:date>
    <meta:generator>LibreOffice/7.3.2.2$Windows_X86_64 LibreOffice_project/49f2b1bff42cfccbd8f788c8dc32c1c309559be0</meta:generator>
    <meta:document-statistic meta:table-count="1" meta:cell-count="36" meta:object-count="0"/>
    <meta:user-defined meta:name="AppVersion">16.0300</meta:user-defined>
  </office:meta>
</office:document-meta>
</file>